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_20_5">
      <style:text-properties officeooo:paragraph-rsid="00053fbc"/>
    </style:style>
    <style:style style:name="P2" style:family="paragraph" style:parent-style-name="Standard">
      <style:text-properties officeooo:paragraph-rsid="00041755"/>
    </style:style>
    <style:style style:name="P3" style:family="paragraph" style:parent-style-name="Standard">
      <style:text-properties officeooo:paragraph-rsid="00053fbc"/>
    </style:style>
    <style:style style:name="P4" style:family="paragraph" style:parent-style-name="Heading_20_1">
      <style:text-properties officeooo:paragraph-rsid="00053fbc"/>
    </style:style>
    <style:style style:name="P5" style:family="paragraph" style:parent-style-name="Heading_20_3">
      <style:text-properties officeooo:paragraph-rsid="00053fbc"/>
    </style:style>
    <style:style style:name="P6" style:family="paragraph" style:parent-style-name="Heading_20_2">
      <style:text-properties officeooo:paragraph-rsid="00053fbc"/>
    </style:style>
    <style:style style:name="P7" style:family="paragraph" style:parent-style-name="Heading_20_4">
      <style:text-properties officeooo:paragraph-rsid="00053fbc"/>
    </style:style>
    <style:style style:name="T1" style:family="text">
      <style:text-properties officeooo:rsid="00041755"/>
    </style:style>
    <style:style style:name="T2" style:family="text">
      <style:text-properties fo:font-weight="bold" officeooo:rsid="00041755" style:font-weight-asian="bold" style:font-weight-complex="bold"/>
    </style:style>
    <style:style style:name="T3" style:family="text">
      <style:text-properties fo:font-style="italic" officeooo:rsid="00041755"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Lorem ipsum dolor sit amet</text:span></text:h>
      <text:p text:style-name="P2"><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2"><text:span text:style-name="T1"/></text:p>
      <text:h text:style-name="Heading_20_2" text:outline-level="2"><text:span text:style-name="T1">Curabitur sodales ligula in libero</text:span></text:h>
      <text:p text:style-name="P2"><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2"><text:span text:style-name="T1"/></text:p>
      <text:h text:style-name="Heading_20_3" text:outline-level="3"><text:span text:style-name="T1">Mauris ipsum</text:span></text:h>
      <text:p text:style-name="P2"><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2"><text:span text:style-name="T1"/></text:p>
      <text:h text:style-name="Heading_20_4" text:outline-level="4"><text:span text:style-name="T1">Sed lectus</text:span></text:h>
      <text:p text:style-name="P2"><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2"><text:span text:style-name="T1"/></text:p>
      <text:h text:style-name="Heading_20_5" text:outline-level="5"><text:span text:style-name="T1">Morbi in dui quis est pulvinar ullamcorper</text:span></text:h>
      <text:p text:style-name="P2"><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2"><text:span text:style-name="T1"/></text:p>
      <text:p text:style-name="P2"><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4" text:outline-level="1"><text:soft-page-break/><text:span text:style-name="T1">Lorem ipsum dolor sit amet</text:span></text:h>
      <text:p text:style-name="P3"><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3"><text:span text:style-name="T1"/></text:p>
      <text:h text:style-name="P6" text:outline-level="2"><text:span text:style-name="T1">Curabitur sodales ligula in libero</text:span></text:h>
      <text:p text:style-name="P3"><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3"><text:span text:style-name="T1"/></text:p>
      <text:h text:style-name="P5" text:outline-level="3"><text:span text:style-name="T1">Mauris ipsum</text:span></text:h>
      <text:p text:style-name="P3"><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3"><text:span text:style-name="T1"/></text:p>
      <text:h text:style-name="P7" text:outline-level="4"><text:span text:style-name="T1">Sed lectus</text:span></text:h>
      <text:p text:style-name="P3"><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3"><text:span text:style-name="T1"/></text:p>
      <text:h text:style-name="P1" text:outline-level="5"><text:span text:style-name="T1">Morbi in dui quis est pulvinar ullamcorper</text:span></text:h>
      <text:p text:style-name="P3"><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3"><text:span text:style-name="T1"/></text:p>
      <text:p text:style-name="P3"><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4" text:outline-level="1"><text:soft-page-break/><text:span text:style-name="T1">Lorem ipsum dolor sit amet</text:span></text:h>
      <text:p text:style-name="P3"><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3"><text:span text:style-name="T1"/></text:p>
      <text:h text:style-name="P6" text:outline-level="2"><text:span text:style-name="T1">Curabitur sodales ligula in libero</text:span></text:h>
      <text:p text:style-name="P3"><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3"><text:span text:style-name="T1"/></text:p>
      <text:h text:style-name="P5" text:outline-level="3"><text:span text:style-name="T1">Mauris ipsum</text:span></text:h>
      <text:p text:style-name="P3"><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3"><text:span text:style-name="T1"/></text:p>
      <text:h text:style-name="P7" text:outline-level="4"><text:span text:style-name="T1">Sed lectus</text:span></text:h>
      <text:p text:style-name="P3"><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3"><text:span text:style-name="T1"/></text:p>
      <text:h text:style-name="P1" text:outline-level="5"><text:span text:style-name="T1">Morbi in dui quis est pulvinar ullamcorper</text:span></text:h>
      <text:p text:style-name="P3"><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3"><text:span text:style-name="T1"/></text:p>
      <text:p text:style-name="P3"><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4" text:outline-level="1"><text:soft-page-break/><text:span text:style-name="T1">Lorem ipsum dolor sit amet</text:span></text:h>
      <text:p text:style-name="P3"><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3"><text:span text:style-name="T1"/></text:p>
      <text:h text:style-name="P6" text:outline-level="2"><text:span text:style-name="T1">Curabitur sodales ligula in libero</text:span></text:h>
      <text:p text:style-name="P3"><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3"><text:span text:style-name="T1"/></text:p>
      <text:h text:style-name="P5" text:outline-level="3"><text:span text:style-name="T1">Mauris ipsum</text:span></text:h>
      <text:p text:style-name="P3"><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3"><text:span text:style-name="T1"/></text:p>
      <text:h text:style-name="P7" text:outline-level="4"><text:span text:style-name="T1">Sed lectus</text:span></text:h>
      <text:p text:style-name="P3"><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3"><text:span text:style-name="T1"/></text:p>
      <text:h text:style-name="P1" text:outline-level="5"><text:span text:style-name="T1">Morbi in dui quis est pulvinar ullamcorper</text:span></text:h>
      <text:p text:style-name="P3"><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3"><text:span text:style-name="T1"/></text:p>
      <text:p text:style-name="P3"><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4" text:outline-level="1"><text:soft-page-break/><text:span text:style-name="T1">Lorem ipsum dolor sit amet</text:span></text:h>
      <text:p text:style-name="P3"><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3"><text:span text:style-name="T1"/></text:p>
      <text:h text:style-name="P6" text:outline-level="2"><text:span text:style-name="T1">Curabitur sodales ligula in libero</text:span></text:h>
      <text:p text:style-name="P3"><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3"><text:span text:style-name="T1"/></text:p>
      <text:h text:style-name="P5" text:outline-level="3"><text:span text:style-name="T1">Mauris ipsum</text:span></text:h>
      <text:p text:style-name="P3"><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3"><text:span text:style-name="T1"/></text:p>
      <text:h text:style-name="P7" text:outline-level="4"><text:span text:style-name="T1">Sed lectus</text:span></text:h>
      <text:p text:style-name="P3"><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3"><text:span text:style-name="T1"/></text:p>
      <text:h text:style-name="P1" text:outline-level="5"><text:span text:style-name="T1">Morbi in dui quis est pulvinar ullamcorper</text:span></text:h>
      <text:p text:style-name="P3"><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3"><text:span text:style-name="T1"/></text:p>
      <text:p text:style-name="P3"><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4" text:outline-level="1"><text:soft-page-break/><text:span text:style-name="T1">Lorem ipsum dolor sit amet</text:span></text:h>
      <text:p text:style-name="P3"><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3"><text:span text:style-name="T1"/></text:p>
      <text:h text:style-name="P6" text:outline-level="2"><text:span text:style-name="T1">Curabitur sodales ligula in libero</text:span></text:h>
      <text:p text:style-name="P3"><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3"><text:span text:style-name="T1"/></text:p>
      <text:h text:style-name="P5" text:outline-level="3"><text:span text:style-name="T1">Mauris ipsum</text:span></text:h>
      <text:p text:style-name="P3"><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3"><text:span text:style-name="T1"/></text:p>
      <text:h text:style-name="P7" text:outline-level="4"><text:span text:style-name="T1">Sed lectus</text:span></text:h>
      <text:p text:style-name="P3"><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3"><text:span text:style-name="T1"/></text:p>
      <text:h text:style-name="P1" text:outline-level="5"><text:span text:style-name="T1">Morbi in dui quis est pulvinar ullamcorper</text:span></text:h>
      <text:p text:style-name="P3"><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3"><text:span text:style-name="T1"/></text:p>
      <text:p text:style-name="P3"><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4" text:outline-level="1"><text:soft-page-break/><text:span text:style-name="T1">Lorem ipsum dolor sit amet</text:span></text:h>
      <text:p text:style-name="P3"><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3"><text:span text:style-name="T1"/></text:p>
      <text:h text:style-name="P6" text:outline-level="2"><text:span text:style-name="T1">Curabitur sodales ligula in libero</text:span></text:h>
      <text:p text:style-name="P3"><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3"><text:span text:style-name="T1"/></text:p>
      <text:h text:style-name="P5" text:outline-level="3"><text:span text:style-name="T1">Mauris ipsum</text:span></text:h>
      <text:p text:style-name="P3"><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3"><text:span text:style-name="T1"/></text:p>
      <text:h text:style-name="P7" text:outline-level="4"><text:span text:style-name="T1">Sed lectus</text:span></text:h>
      <text:p text:style-name="P3"><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3"><text:span text:style-name="T1"/></text:p>
      <text:h text:style-name="P1" text:outline-level="5"><text:span text:style-name="T1">Morbi in dui quis est pulvinar ullamcorper</text:span></text:h>
      <text:p text:style-name="P3"><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3"><text:span text:style-name="T1"/></text:p>
      <text:p text:style-name="P3"><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4" text:outline-level="1"><text:soft-page-break/><text:span text:style-name="T1">Lorem ipsum dolor sit amet</text:span></text:h>
      <text:p text:style-name="P3"><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3"><text:span text:style-name="T1"/></text:p>
      <text:h text:style-name="P6" text:outline-level="2"><text:span text:style-name="T1">Curabitur sodales ligula in libero</text:span></text:h>
      <text:p text:style-name="P3"><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3"><text:span text:style-name="T1"/></text:p>
      <text:h text:style-name="P5" text:outline-level="3"><text:span text:style-name="T1">Mauris ipsum</text:span></text:h>
      <text:p text:style-name="P3"><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3"><text:span text:style-name="T1"/></text:p>
      <text:h text:style-name="P7" text:outline-level="4"><text:span text:style-name="T1">Sed lectus</text:span></text:h>
      <text:p text:style-name="P3"><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3"><text:span text:style-name="T1"/></text:p>
      <text:h text:style-name="P1" text:outline-level="5"><text:span text:style-name="T1">Morbi in dui quis est pulvinar ullamcorper</text:span></text:h>
      <text:p text:style-name="P3"><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3"><text:span text:style-name="T1"/></text:p>
      <text:p text:style-name="P3"><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4" text:outline-level="1"><text:soft-page-break/><text:span text:style-name="T1">Lorem ipsum dolor sit amet</text:span></text:h>
      <text:p text:style-name="P3"><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3"><text:span text:style-name="T1"/></text:p>
      <text:h text:style-name="P6" text:outline-level="2"><text:span text:style-name="T1">Curabitur sodales ligula in libero</text:span></text:h>
      <text:p text:style-name="P3"><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3"><text:span text:style-name="T1"/></text:p>
      <text:h text:style-name="P5" text:outline-level="3"><text:span text:style-name="T1">Mauris ipsum</text:span></text:h>
      <text:p text:style-name="P3"><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3"><text:span text:style-name="T1"/></text:p>
      <text:h text:style-name="P7" text:outline-level="4"><text:span text:style-name="T1">Sed lectus</text:span></text:h>
      <text:p text:style-name="P3"><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3"><text:span text:style-name="T1"/></text:p>
      <text:h text:style-name="P1" text:outline-level="5"><text:span text:style-name="T1">Morbi in dui quis est pulvinar ullamcorper</text:span></text:h>
      <text:p text:style-name="P3"><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3"><text:span text:style-name="T1"/></text:p>
      <text:p text:style-name="P3"><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h text:style-name="P4" text:outline-level="1"><text:soft-page-break/><text:span text:style-name="T1">Lorem ipsum dolor sit amet</text:span></text:h>
      <text:p text:style-name="P3"><text:span text:style-name="T1"><text:s/>consectetur adipiscing elit. Integer nec odio. Praesent libero. Sed cursus ante dapibus diam. Sed nisi. Nulla quis sem at nibh elementum imperdiet. Duis sagittis ipsum. </text:span><text:span text:style-name="T2">Lorem ipsum dolor sit amet, consectetur adipiscing elit</text:span><text:span text:style-name="T1">. Praesent mauris. Fusce nec tellus sed augue semper porta. Mauris massa. Vestibulum lacinia arcu eget nulla. Class aptent taciti sociosqu ad litora torquent per conubia nostra, per inceptos himenaeos. </text:span></text:p>
      <text:p text:style-name="P3"><text:span text:style-name="T1"/></text:p>
      <text:h text:style-name="P6" text:outline-level="2"><text:span text:style-name="T1">Curabitur sodales ligula in libero</text:span></text:h>
      <text:p text:style-name="P3"><text:span text:style-name="T1">Sed dignissim lacinia nunc. Curabitur tortor. Pellentesque nibh. Aenean quam. In scelerisque sem at dolor. Maecenas mattis. Sed convallis tristique sem. Proin ut ligula vel nunc egestas porttitor. Morbi lectus risus, iaculis vel, suscipit quis, luctus non, massa. </text:span><text:span text:style-name="T2">Class aptent taciti sociosqu ad litora torquent per conubia nostra, per inceptos himenaeos</text:span><text:span text:style-name="T1">. Fusce ac turpis quis ligula lacinia aliquet. </text:span></text:p>
      <text:p text:style-name="P3"><text:span text:style-name="T1"/></text:p>
      <text:h text:style-name="P5" text:outline-level="3"><text:span text:style-name="T1">Mauris ipsum</text:span></text:h>
      <text:p text:style-name="P3"><text:span text:style-name="T1">Nulla metus metus, ullamcorper vel, tincidunt sed, euismod in, nibh. Quisque volutpat condimentum velit. Class aptent taciti sociosqu ad litora torquent per conubia nostra, per inceptos himenaeos. Nam nec ante. Sed lacinia, urna non tincidunt mattis, tortor neque adipiscing diam, a cursus ipsum ante quis turpis. Nulla facilisi. Ut fringilla. Suspendisse potenti. </text:span><text:span text:style-name="T3">Aenean quam</text:span><text:span text:style-name="T1">. Nunc feugiat mi a tellus consequat imperdiet. Vestibulum sapien. Proin quam. Etiam ultrices. Suspendisse in justo eu magna luctus suscipit. </text:span></text:p>
      <text:p text:style-name="P3"><text:span text:style-name="T1"/></text:p>
      <text:h text:style-name="P7" text:outline-level="4"><text:span text:style-name="T1">Sed lectus</text:span></text:h>
      <text:p text:style-name="P3"><text:span text:style-name="T1">Integer euismod lacus luctus magna. </text:span><text:span text:style-name="T2">Class aptent taciti sociosqu ad litora torquent per conubia nostra, per inceptos himenaeos</text:span><text:span text:style-name="T1">. Quisque cursus, metus vitae pharetra auctor, sem massa mattis sem, at interdum magna augue eget diam. Vestibulum ante ipsum primis in faucibus orci luctus et ultrices posuere cubilia Curae; Morbi lacinia molestie dui. Praesent blandit dolor. Sed non quam. In vel mi sit amet augue congue elementum. Morbi in ipsum sit amet pede facilisis laoreet. Donec lacus nunc, viverra nec, blandit vel, egestas et, augue. Vestibulum tincidunt malesuada tellus. Ut ultrices ultrices enim. Curabitur sit amet mauris. </text:span></text:p>
      <text:p text:style-name="P3"><text:span text:style-name="T1"/></text:p>
      <text:h text:style-name="P1" text:outline-level="5"><text:span text:style-name="T1">Morbi in dui quis est pulvinar ullamcorper</text:span></text:h>
      <text:p text:style-name="P3"><text:span text:style-name="T1">Nulla facilisi. Integer lacinia sollicitudin massa. </text:span><text:span text:style-name="T3">Quisque cursus, metus vitae pharetra auctor, sem massa mattis sem, at interdum magna augue eget diam</text:span><text:span text:style-name="T1">. Cras metus. Sed aliquet risus a tortor. </text:span><text:span text:style-name="T3">Suspendisse in justo eu magna luctus suscipit</text:span><text:span text:style-name="T1">. Integer id quam. Morbi mi. Quisque nisl felis, venenatis tristique, dignissim in, ultrices sit amet, augue. Proin sodales libero eget ante. Nulla quam. Aenean laoreet. Vestibulum nisi lectus, commodo ac, facilisis ac, ultricies eu, pede. Ut orci risus, accumsan porttitor, cursus quis, aliquet eget, justo. </text:span></text:p>
      <text:p text:style-name="P3"><text:span text:style-name="T1"/></text:p>
      <text:p text:style-name="P3"><text:span text:style-name="T1">Sed pretium blandit orci. </text:span><text:span text:style-name="T2">Quisque nisl felis, venenatis tristique, dignissim in, ultrices sit amet, augue.</text:span><text:span text:style-name="T1"> Ut eu diam at pede suscipit sodales. </text:span><text:span text:style-name="T3">Curabitur sit amet mauris</text:span><text:span text:style-name="T1">. Aenean lectus elit, fermentum non, convallis id, sagittis at, neque. Nullam mauris orci, aliquet et, iaculis et, viverra vitae, ligula. Nulla ut felis in purus aliquam imperdiet. Maecenas aliquet mollis lectus. Vivamus consectetuer risus et tortor. Lorem ipsum dolor sit amet, consectetur adipiscing elit. Integer nec odio. Praesent libero. </text:span><text:span text:style-name="T3">Integer id quam</text:span><text:span text:style-name="T1">. Sed cursus ante dapibus diam. Sed nisi. </text:span></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8T09:24:14</meta:creation-date>
    <dc:date>2013-01-18T09:29:21</dc:date>
    <meta:editing-duration>PT11S</meta:editing-duration>
    <meta:editing-cycles>2</meta:editing-cycles>
    <meta:generator>LibreOffice/3.6$MacOSX_x86 LibreOffice_project/2ef5aff-a6fb0ff-166bdff-cf087ad-0f1389</meta:generator>
    <meta:document-statistic meta:table-count="0" meta:image-count="0" meta:object-count="0" meta:page-count="10" meta:paragraph-count="110" meta:word-count="4760" meta:character-count="32180" meta:non-whitespace-character-count="27460"/>
  </office:meta>
</office:document-meta>
</file>